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8in"/>
    </style:style>
    <style:style style:name="co3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DNA1</text:p>
          </table:table-cell>
          <table:table-cell office:value-type="string" calcext:value-type="string">
            <text:p>DSTX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DNA2</text:p>
          </table:table-cell>
          <table:table-cell office:value-type="string" calcext:value-type="string">
            <text:p>DSTX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X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X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e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STX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STX2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DSTY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TY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Y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TY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Y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Y2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Z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Z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Z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Z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Z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STZ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W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W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W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W1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STW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STW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_FORMAT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UM_FORMAT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_FORMAT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UM_FORMAT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M_FORMAT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M_FORMAT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FORMAT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_FORMAT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FORMAT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A_FORMAT1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FORMAT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_FORMAT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FORMAT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ATA_FORMAT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NDX_STRIDE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DX_STRIDE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INDX_STRIDE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INDX_STRIDE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DD_TID_EN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DD_TID_EN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ES_LEVE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RES_LEVE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OB_SEL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OOB_SEL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OB_SEL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OOB_SEL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YPE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YPE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YPE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YPE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DNA1 and RDNA2 has same structure, rdna3 and cdna have differ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cumentation in buffer resource chapter 8.1.8 or 9.18 in isa specs. CDNA docs have more details from formats than rdna spec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NA isa is little endian, so lsb bypes are stored to first address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fx1030: 0x31014000: 0011 0001 0000 0001 0100 0000 0000 00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04:15.976987225</meta:creation-date>
    <dc:date>2024-10-29T17:24:57.827386917</dc:date>
    <meta:editing-duration>PT39M35S</meta:editing-duration>
    <meta:editing-cycles>6</meta:editing-cycles>
    <meta:generator>LibreOffice/24.2.5.2$Linux_X86_64 LibreOffice_project/420$Build-2</meta:generator>
    <meta:document-statistic meta:table-count="1" meta:cell-count="232" meta:object-count="0"/>
  </office:meta>
</office:document-meta>
</file>